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24-12-19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23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22-12-1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21-12-09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21-01-0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19-12-06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18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18-02-2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16-12-13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0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0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0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9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9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9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8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201</text:p>
          </table:table-cell>
          <table:table-cell office:value-type="string" calcext:value-type="string">
            <text:p>197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